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bda4e"/>
    </style:style>
    <style:style style:name="P2" style:family="paragraph" style:parent-style-name="Heading_20_3">
      <style:text-properties fo:font-weight="normal" officeooo:paragraph-rsid="001bda4e" style:font-weight-asian="normal" style:font-weight-complex="normal"/>
    </style:style>
    <style:style style:name="P3" style:family="paragraph" style:parent-style-name="Heading_20_3">
      <style:text-properties fo:font-weight="normal" style:font-weight-asian="normal" style:font-weight-complex="normal"/>
    </style:style>
    <style:style style:name="P4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bda4e"/>
    </style:style>
    <style:style style:name="P6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>
      <style:paragraph-properties fo:margin-top="0in" fo:margin-bottom="0.1965in" style:contextual-spacing="false" style:writing-mode="lr-tb"/>
    </style:style>
    <style:style style:name="P11" style:family="paragraph" style:parent-style-name="Preformatted_20_Text" style:list-style-name="L1">
      <style:text-properties fo:font-weight="normal" style:font-weight-asian="normal" style:font-weight-complex="normal"/>
    </style:style>
    <style:style style:name="P12" style:family="paragraph" style:parent-style-name="Preformatted_20_Text" style:list-style-name="L2">
      <style:text-properties fo:font-weight="normal" style:font-weight-asian="normal" style:font-weight-complex="normal"/>
    </style:style>
    <style:style style:name="P13" style:family="paragraph" style:parent-style-name="Preformatted_20_Text">
      <style:text-properties fo:font-weight="normal" style:font-weight-asian="normal" style:font-weight-complex="normal"/>
    </style:style>
    <style:style style:name="P14" style:family="paragraph" style:parent-style-name="Standard">
      <style:text-properties officeooo:rsid="001bda4e" officeooo:paragraph-rsid="001bda4e"/>
    </style:style>
    <style:style style:name="P15" style:family="paragraph" style:parent-style-name="Standard">
      <style:text-properties officeooo:paragraph-rsid="001bda4e"/>
    </style:style>
    <style:style style:name="P16" style:family="paragraph" style:parent-style-name="Standard">
      <style:text-properties fo:font-weight="normal" officeooo:paragraph-rsid="001bda4e" style:font-weight-asian="normal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bda4e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 style:list-style-name="L1">
      <style:text-properties fo:font-weight="normal" style:font-weight-asian="normal" style:font-weight-complex="normal"/>
    </style:style>
    <style:style style:name="P22" style:family="paragraph" style:parent-style-name="Text_20_body" style:list-style-name="L2">
      <style:text-properties fo:font-weight="normal" style:font-weight-asian="normal" style:font-weight-complex="normal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1bda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da4e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tep 1: Install Pandas (if not already installed)</text:p>
      <text:p text:style-name="P15">pip install pandas</text:p>
      <text:p text:style-name="P14">import pandas as pd</text:p>
      <text:p text:style-name="P14"/>
      <text:p text:style-name="P15">Step <text:span text:style-name="T1">2</text:span>: Load the Dataset</text:p>
      <text:p text:style-name="P15"/>
      <text:p text:style-name="P15">file_path = '/mnt/data/autodoc_2024_08_16.csv'</text:p>
      <text:p text:style-name="P15"/>
      <text:p text:style-name="P15"># Load the dataset, handling any potential issues with parsing</text:p>
      <text:p text:style-name="P15">df = pd.read_csv(file_path, error_bad_lines=False, warn_bad_lines=True)</text:p>
      <text:p text:style-name="P15"/>
      <text:p text:style-name="P15"/>
      <text:p text:style-name="P15"><text:span text:style-name="T1">step 3:</text:span>Inspect the Dataset</text:p>
      <text:p text:style-name="P15"/>
      <text:p text:style-name="P15">It's important to inspect the dataset to identify issues like missing data, incorrect formatting, or extra/missing columns.</text:p>
      <text:p text:style-name="P15"/>
      <text:p text:style-name="P15"># Display the first few rows to get an overview</text:p>
      <text:p text:style-name="P15">print(df.head())</text:p>
      <text:p text:style-name="P15"/>
      <text:p text:style-name="P15"># Display the structure and summary of the DataFrame</text:p>
      <text:p text:style-name="P15">print(df.info())</text:p>
      <text:p text:style-name="P15"/>
      <text:p text:style-name="P15"># Check for missing values</text:p>
      <text:p text:style-name="P15">print(df.isnull().sum())</text:p>
      <text:p text:style-name="P15"/>
      <text:h text:style-name="P1" text:outline-level="3"><text:span text:style-name="T3">Step </text:span><text:span text:style-name="T4">4</text:span><text:span text:style-name="T3">: Handle Missing or Incorrect Data</text:span></text:h>
      <text:p text:style-name="P20">clean the data by handling missing or incorrect data.</text:p>
      <text:list text:style-name="L1">
        <text:list-item>
          <text:p text:style-name="P17"><text:span text:style-name="Strong_20_Emphasis"><text:span text:style-name="T3">Remove Rows with Missing Data</text:span></text:span><text:span text:style-name="T3">:</text:span></text:p>
          <text:p text:style-name="P4"><text:span text:style-name="Source_20_Text"><text:span text:style-name="T3">df_cleaned = df.dropna()</text:span></text:span></text:p>
        </text:list-item>
        <text:list-item>
          <text:p text:style-name="P17"><text:span text:style-name="Strong_20_Emphasis"><text:span text:style-name="T3">Remove Duplicate Rows</text:span></text:span><text:span text:style-name="T3">:</text:span></text:p>
          <text:list>
            <text:list-item>
              <text:p text:style-name="P21">Remove any duplicate rows from the dataset:</text:p>
            </text:list-item>
          </text:list>
          <text:p text:style-name="P5"><text:span text:style-name="Source_20_Text"><text:span text:style-name="T3">df_no_duplicates = df.drop_duplicates()</text:span></text:span></text:p>
        </text:list-item>
      </text:list>
      <text:h text:style-name="P2" text:outline-level="3">Step <text:span text:style-name="T1">5</text:span>: Correct Data Formats</text:h>
      <text:p text:style-name="P20">Ensure that the data types are consistent and correct any issues:</text:p>
      <text:list text:style-name="L2">
        <text:list-item>
          <text:p text:style-name="P18"><text:span text:style-name="Strong_20_Emphasis"><text:span text:style-name="T3">Convert Data Types</text:span></text:span><text:span text:style-name="T3">:</text:span></text:p>
          <text:list>
            <text:list-item>
              <text:p text:style-name="P22">Convert columns to the correct data type if necessary (e.g., converting strings to datetime or numeric values):</text:p>
            </text:list-item>
          </text:list>
          <text:p text:style-name="P7"><text:span text:style-name="Source_20_Text"><text:span text:style-name="T3">df['Date'] = pd.to_datetime(df['Date'])</text:span></text:span></text:p>
          <text:p text:style-name="P6"><text:span text:style-name="Source_20_Text"><text:span text:style-name="T3">df['Price'] = pd.to_numeric(df['Price'], errors='coerce')</text:span></text:span></text:p>
        </text:list-item>
        <text:list-item>
          <text:p text:style-name="P19"><text:span text:style-name="Strong_20_Emphasis"><text:span text:style-name="T3">Handle Extra Delimiters</text:span></text:span><text:span text:style-name="T3">:</text:span></text:p>
          <text:p text:style-name="P19"><text:soft-page-break/><text:span text:style-name="T3">If there are issues with extra commas or other delimiters in the text fields, you might need to clean those manually or using string operations:</text:span></text:p>
          <text:p text:style-name="P12">p</text:p>
          <text:p text:style-name="P8"><text:span text:style-name="Source_20_Text"><text:span text:style-name="T3">df['Description'] = df['Description'].str.replace(',', ';')</text:span></text:span></text:p>
        </text:list-item>
      </text:list>
      <text:h text:style-name="Heading_20_3" text:outline-level="3"><text:span text:style-name="Source_20_Text"><text:span text:style-name="T3"/></text:span></text:h>
      <text:h text:style-name="P3" text:outline-level="3">Step 8: Save the Cleaned Dataset</text:h>
      <text:p text:style-name="P20">Once your dataset is cleaned, you can save it to a new file:</text:p>
      <text:p text:style-name="P9"><text:span text:style-name="Source_20_Text"><text:span text:style-name="T3">output_file_path = '/mnt/data/cleaned_autodoc_2024_08_16.csv'</text:span></text:span></text:p>
      <text:p text:style-name="P10"><text:span text:style-name="Source_20_Text"><text:span text:style-name="T3">df.to_csv(output_file_path, index=False)</text:span></text:span></text:p>
      <text:h text:style-name="P2" text:outline-level="3">Summary of Key Techniques</text:h>
      <text:list text:style-name="L3">
        <text:list-item>
          <text:p text:style-name="P24"><text:span text:style-name="Strong_20_Emphasis">Removing missing values</text:span>: <text:span text:style-name="Source_20_Text">dropna()</text:span></text:p>
        </text:list-item>
        <text:list-item>
          <text:p text:style-name="P24"><text:span text:style-name="Strong_20_Emphasis">Filling missing values</text:span>: <text:span text:style-name="Source_20_Text">fillna()</text:span></text:p>
        </text:list-item>
        <text:list-item>
          <text:p text:style-name="P24"><text:span text:style-name="Strong_20_Emphasis">Removing duplicates</text:span>: <text:span text:style-name="Source_20_Text">drop_duplicates()</text:span></text:p>
        </text:list-item>
        <text:list-item>
          <text:p text:style-name="P24"><text:span text:style-name="Strong_20_Emphasis">Converting data types</text:span>: <text:span text:style-name="Source_20_Text">pd.to_datetime()</text:span>, <text:span text:style-name="Source_20_Text">pd.to_numeric()</text:span></text:p>
        </text:list-item>
        <text:list-item>
          <text:p text:style-name="P23"><text:span text:style-name="Strong_20_Emphasis">String operations</text:span>: <text:span text:style-name="Source_20_Text">str.replace()</text:span>, <text:span text:style-name="Source_20_Text">str.strip()</text:span>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1:44:02.873509070</meta:creation-date>
    <dc:date>2024-08-22T11:55:19.197118618</dc:date>
    <meta:editing-duration>PT1M4S</meta:editing-duration>
    <meta:editing-cycles>1</meta:editing-cycles>
    <meta:document-statistic meta:table-count="0" meta:image-count="0" meta:object-count="0" meta:page-count="2" meta:paragraph-count="42" meta:word-count="258" meta:character-count="1854" meta:non-whitespace-character-count="1649"/>
    <meta:generator>LibreOffice/24.2.5.2$Linux_X86_64 LibreOffice_project/420$Build-2</meta:generator>
  </office:meta>
</office:document-meta>
</file>